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Response.get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Response.WebResponse( WebRequest theRequest , HttpURLConnection the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Respons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Response.get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Response.getWe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sponse.getCookieIgnoreCase( String t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Response.getCookie( String t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Response.getCooki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WebRespons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sponse.getTextAsArra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